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los" svg:font-family="Golos, Arial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Golos" fo:font-size="13.5pt" fo:letter-spacing="normal" fo:font-style="normal" fo:font-weight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22343" officeooo:paragraph-rsid="00022343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3dbdc" officeooo:paragraph-rsid="0003dbdc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462e3" officeooo:paragraph-rsid="000462e3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59c9c" officeooo:paragraph-rsid="00059c9c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99091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3dbdc" officeooo:paragraph-rsid="0003dbdc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3dbdc" officeooo:paragraph-rsid="000a6cef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3dbdc" officeooo:paragraph-rsid="000c48ce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a42dd" officeooo:paragraph-rsid="000a42dd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a6cef" officeooo:paragraph-rsid="000a6cef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462e3" officeooo:paragraph-rsid="000a6cef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c48ce" officeooo:paragraph-rsid="000c48ce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59c9c" officeooo:paragraph-rsid="00099091" fo:background-color="#808080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olos" fo:font-size="11pt" fo:letter-spacing="normal" fo:font-style="normal" fo:font-weight="normal" officeooo:rsid="0006b747" officeooo:paragraph-rsid="0003dbdc" fo:background-color="#80808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dbdc"/>
    </style:style>
    <style:style style:name="T1" style:family="text">
      <style:text-properties fo:font-variant="normal" fo:text-transform="none" fo:color="#000000" style:font-name="Golos" fo:font-size="11pt" fo:letter-spacing="normal" fo:font-style="normal" fo:font-weight="normal" officeooo:rsid="00059c9c" style:font-size-asian="9.60000038146973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Golos" fo:font-size="11pt" fo:letter-spacing="normal" fo:font-style="normal" fo:font-weight="normal" officeooo:rsid="00079881" style:font-size-asian="9.60000038146973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Golos" fo:font-size="11pt" fo:letter-spacing="normal" fo:font-style="normal" fo:font-weight="normal" officeooo:rsid="00099091" style:font-size-asian="9.60000038146973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Golos" fo:font-size="11pt" fo:letter-spacing="normal" fo:font-style="normal" fo:font-weight="normal" officeooo:rsid="0003dbdc" style:font-size-asian="9.60000038146973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font-name="Golos" fo:font-size="11pt" fo:letter-spacing="normal" fo:font-style="normal" fo:font-weight="normal" officeooo:rsid="000462e3" style:font-size-asian="9.60000038146973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Golos" fo:font-size="11pt" fo:letter-spacing="normal" fo:font-style="normal" fo:font-weight="normal" officeooo:rsid="000a6cef" style:font-size-asian="9.60000038146973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Golos" fo:font-size="11pt" fo:letter-spacing="normal" fo:font-style="normal" fo:font-weight="normal" officeooo:rsid="00059c9c" style:font-size-asian="9.60000038146973pt" style:font-style-asian="normal" style:font-weight-asian="normal" style:font-size-complex="11pt" style:font-weight-complex="normal"/>
    </style:style>
    <style:style style:name="T8" style:family="text">
      <style:text-properties officeooo:rsid="0006b747"/>
    </style:style>
    <style:style style:name="T9" style:family="text">
      <style:text-properties officeooo:rsid="000a6cef"/>
    </style:style>
    <style:style style:name="T10" style:family="text">
      <style:text-properties officeooo:rsid="00059c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ее задание к занятию «Magics, DRY, SOLID»</text:p>
      <text:p text:style-name="P1"/>
      <text:p text:style-name="P2">По ссылке представлена программа «Магазин», имеющая следующий функционал:</text:p>
      <text:p text:style-name="P10">1. Вывод перечня доступных к покупке товаров.</text:p>
      <text:p text:style-name="P10">2. Добавление товара в корзину, хранение корзины.</text:p>
      <text:p text:style-name="P10">3. Вывод товаров в корзине на печать, подсчет итоговой суммы.</text:p>
      <text:p text:style-name="P11">4. Вывод подробной информации о каждом товаре.</text:p>
      <text:p text:style-name="P10"><text:span text:style-name="T9">5</text:span>. Оплата покупки обычной картой или подарочной картой.</text:p>
      <text:p text:style-name="P2"/>
      <text:p text:style-name="P3">Свойства хорошего кода, примененные в программе:</text:p>
      <text:p text:style-name="P3">1. Магические числа. Числа в чистом виде в коде не применены. Все расчеты ведутся через переменные, которым присвоены конкретные значения.</text:p>
      <text:p text:style-name="P16"><text:span text:style-name="T4">2. Dont Repeat Yourself. </text:span><text:span text:style-name="T5">Повторяющиеся куски кода отсутствуют, различный функционал вынесен в отдельные методы. Например, </text:span><text:span text:style-name="T6">подсчет стоимости товаров в корзине (метод calculateBasket (класс Basket, строка 9) вызывается из различных методов (pay, payByGiftCard, printBasket), чтобы избежать дублирования кода.</text:span></text:p>
      <text:p text:style-name="P8"/>
      <text:p text:style-name="P12">3. SOLID</text:p>
      <text:p text:style-name="P9"><text:span text:style-name="T10">3.1 Single Responsibility principle. Классы выполняют только те функции, для которых они созданы и все логически относящиеся к ним функции находятся в нем.</text:span></text:p>
      <text:p text:style-name="P13">Например, в классе Basket вызываются методы добавления товара в корзину, подсчет стоимости товаров, вывод на печать всех товаров в корзине. А метод pay для оплаты товаров вызывается уже из класса Payer, также как метод payByGiftCard вызывается из класса PayerByGiftCards.</text:p>
      <text:p text:style-name="P13">3.2 Open/Closed Principle. Пример — оплата товаров подарочной картой введена позднее, специально созданный класс PayerByGiftCards наследуется от Payer и дополняет его, не изменяя исходный код.</text:p>
      <text:p text:style-name="P13"><text:span text:style-name="T10">3.3 Liskov substitution principle. В программе наследование классами категорий товаров единого интерфейса Product выполнено как раз для того, чтобы можно было объединять всех наследников в одном списке, формируя перечень товаров, а также </text:span><text:span text:style-name="T8">составляя корзину, наполненную товарами — объектами различных классов.</text:span></text:p>
      <text:p text:style-name="P13">Также общий интерфейс задает возможность применять общие для классов-наследников методы, необходимые для работы программы.</text:p>
      <text:p text:style-name="P13">3.4 Interface Segregation Principle. Класс Basket является наследником нескольких интерфейсов (BasketInterface, PrinterInterface), наследуя от каждого из них определенные методы — calculateBasket, printBasket соответственно.</text:p>
      <text:p text:style-name="P3"/>
      <text:p text:style-name="P3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los" svg:font-family="Golos, Arial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3:06:46.370085096</meta:creation-date>
    <dc:date>2022-10-19T17:34:19.573785872</dc:date>
    <meta:editing-duration>PT2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80" meta:character-count="2148" meta:non-whitespace-character-count="1882"/>
  </office:meta>
</office:document-meta>
</file>